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aa2dc" officeooo:paragraph-rsid="000aa2dc"/>
    </style:style>
    <style:style style:name="T1" style:family="text">
      <style:text-properties officeooo:rsid="000ca2bd"/>
    </style:style>
    <style:style style:name="T2" style:family="text">
      <style:text-properties officeooo:rsid="000e12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kies jedno zdanie, <text:span text:style-name="T2">bylejakie</text:span>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16T12:47:29.854177207</meta:creation-date>
    <dc:date>2019-11-16T14:17:21.615545465</dc:date>
    <meta:editing-duration>PT1M59S</meta:editing-duration>
    <meta:editing-cycles>4</meta:editing-cycles>
    <meta:generator>LibreOffice/6.3.2.2$MacOSX_X86_64 LibreOffice_project/98b30e735bda24bc04ab42594c85f7fd8be07b9c</meta:generator>
    <meta:document-statistic meta:table-count="0" meta:image-count="0" meta:object-count="0" meta:page-count="1" meta:paragraph-count="1" meta:word-count="4" meta:character-count="31" meta:non-whitespace-character-count="28"/>
  </office:meta>
</office:document-meta>
</file>